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Segoe UI3" svg:font-family="'Segoe UI'" style:font-family-generic="swiss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font-size="10pt"/>
    </style:style>
    <style:style style:name="P5" style:family="paragraph">
      <style:paragraph-properties fo:margin-left="0.318cm" fo:margin-right="0cm" fo:margin-top="0cm" fo:margin-bottom="0cm" fo:text-align="start" fo:text-indent="0cm" style:text-autospace="none"/>
      <style:text-properties fo:font-size="10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2" fo:font-size="10pt" fo:text-shadow="1pt 1pt" fo:font-weight="bold" style:font-name-asian="Segoe UI2" style:font-size-asian="10pt" style:font-weight-asian="bold" style:font-name-complex="Segoe UI2" style:font-size-complex="10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text-align="start" fo:text-indent="0cm" style:text-autospace="none"/>
      <style:text-properties fo:font-size="32pt"/>
    </style:style>
    <style:style style:name="P9" style:family="paragraph">
      <style:paragraph-properties fo:margin-left="0.318cm" fo:margin-right="0cm" fo:margin-top="0cm" fo:margin-bottom="0cm" fo:text-align="start" fo:text-indent="0cm" style:text-autospace="none"/>
      <style:text-properties fo:font-size="32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2" fo:font-size="32pt" fo:text-shadow="1pt 1pt" fo:font-weight="bold" style:font-name-asian="Segoe UI2" style:font-size-asian="32pt" style:font-weight-asian="bold" style:font-name-complex="Segoe UI2" style:font-size-complex="32pt" style:font-weight-complex="bold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name-asian="Segoe UI2" style:font-size-asian="26pt" style:font-weight-asian="normal" style:font-name-complex="Segoe UI2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name-asian="Segoe UI2" style:font-size-asian="28pt" style:font-style-asian="italic" style:font-weight-asian="normal" style:font-name-complex="Segoe UI2" style:font-size-complex="28pt" style:font-style-complex="italic" style:font-weight-complex="normal"/>
    </style:style>
    <style:style style:name="T3" style:family="text">
      <style:text-properties fo:color="#83caff" style:text-position="super 58%" style:font-name="Segoe UI2" fo:font-size="32pt" fo:font-style="italic" fo:text-shadow="1pt 1pt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4" style:family="text">
      <style:text-properties fo:color="#83caff" style:font-name="Segoe UI" fo:font-size="32pt" fo:font-style="italic" fo:text-shadow="1pt 1pt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5" style:family="text">
      <style:text-properties fo:color="#ffffff" style:font-name="Segoe UI" fo:font-size="32pt" fo:text-shadow="1pt 1pt" style:font-name-asian="Segoe UI2" style:font-size-asian="32pt" style:font-name-complex="Segoe UI2" style:font-size-complex="32pt"/>
    </style:style>
    <style:style style:name="T6" style:family="text">
      <style:text-properties fo:color="#ffffff" style:font-name="Segoe UI2" fo:font-size="32pt" fo:text-shadow="1pt 1pt" style:font-name-asian="Segoe UI2" style:font-size-asian="32pt" style:font-name-complex="Segoe UI2" style:font-size-complex="32pt"/>
    </style:style>
    <style:style style:name="T7" style:family="text">
      <style:text-properties fo:color="#83caff" style:text-position="super 58%" style:font-name="Segoe UI2" fo:font-size="32pt" fo:font-style="italic" fo:text-shadow="1pt 1pt" style:font-name-asian="Segoe UI2" style:font-size-asian="32pt" style:font-style-asian="italic" style:font-name-complex="Segoe UI2" style:font-size-complex="32pt" style:font-style-complex="italic"/>
    </style:style>
    <style:style style:name="T8" style:family="text">
      <style:text-properties fo:color="#83caff" style:font-name="Segoe UI" fo:font-size="32pt" fo:font-style="italic" fo:text-shadow="1pt 1pt" style:font-name-asian="Segoe UI2" style:font-size-asian="32pt" style:font-style-asian="italic" style:font-name-complex="Segoe UI2" style:font-size-complex="32pt" style:font-style-complex="italic"/>
    </style:style>
    <style:style style:name="T9" style:family="text">
      <style:text-properties fo:color="#83caff" style:font-name="Segoe UI2" fo:font-size="32pt" fo:font-style="italic" fo:text-shadow="1pt 1pt" style:font-name-asian="Segoe UI2" style:font-size-asian="32pt" style:font-style-asian="italic" style:font-name-complex="Segoe UI2" style:font-size-complex="32pt" style:font-style-complex="italic"/>
    </style:style>
    <style:style style:name="T10" style:family="text">
      <style:text-properties fo:color="#000000" style:text-position="super 58%" style:font-name="Segoe UI2" fo:font-size="7pt" fo:font-style="italic" fo:text-shadow="1pt 1pt" fo:font-weight="normal" style:font-name-asian="Segoe UI2" style:font-size-asian="7pt" style:font-style-asian="italic" style:font-weight-asian="normal" style:font-name-complex="Segoe UI2" style:font-size-complex="7pt" style:font-style-complex="italic" style:font-weight-complex="normal"/>
    </style:style>
    <style:style style:name="T11" style:family="text">
      <style:text-properties fo:color="#83caff" style:text-position="super 58%" style:font-name="Segoe UI" fo:font-size="32pt" fo:font-style="italic" fo:text-shadow="1pt 1pt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12" style:family="text">
      <style:text-properties fo:color="#83caff" style:text-position="super 58%" style:font-name="Segoe UI" fo:font-size="32pt" fo:font-style="italic" fo:text-shadow="1pt 1pt" style:font-name-asian="Segoe UI2" style:font-size-asian="32pt" style:font-style-asian="italic" style:font-name-complex="Segoe UI2" style:font-size-complex="32pt" style:font-style-complex="italic"/>
    </style:style>
    <style:style style:name="T13" style:family="text">
      <style:text-properties fo:color="#83caff" style:text-position="super 58%" style:font-name="Segoe UI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14" style:family="text">
      <style:text-properties fo:color="#83caff" style:font-name="Segoe UI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15" style:family="text">
      <style:text-properties fo:color="#ffffff" style:font-name="Segoe UI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16" style:family="text">
      <style:text-properties fo:color="#83caff" style:font-name="Segoe UI2" fo:font-size="32pt" fo:font-style="italic" fo:text-shadow="1pt 1pt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17" style:family="text">
      <style:text-properties fo:color="#ffffff" style:font-name="Segoe UI" fo:font-size="32pt" fo:font-style="normal" fo:text-shadow="1pt 1pt" fo:font-weight="normal" style:font-name-asian="Segoe UI2" style:font-size-asian="32pt" style:font-style-asian="normal" style:font-weight-asian="normal" style:font-name-complex="Segoe UI2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2.774cm" svg:x="1.524cm" svg:y="0.508cm">
          <draw:text-box>
            <text:p text:style-name="P1"><text:span text:style-name="T1">Psalmody</text:span></text:p>
            <text:p text:style-name="P1"><text:span text:style-name="T2">Psalm 41:1–13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6" draw:layer="layout" svg:width="25.146cm" svg:height="9.269cm" svg:x="1.524cm" svg:y="0.508cm">
          <draw:text-box>
            <text:p text:style-name="P4"><text:span text:style-name="T3">1</text:span><text:span text:style-name="T4">Blessèd is the one who considers the poor!</text:span></text:p>
            <text:p text:style-name="P5"><text:span text:style-name="T5"><text:s text:c="4"/></text:span><text:span text:style-name="T5">In the day of trouble the L</text:span><text:span text:style-name="T6">ORD</text:span><text:span text:style-name="T5"> delivers him;</text:span></text:p>
            <text:p text:style-name="P4"><text:span text:style-name="T7">2</text:span><text:span text:style-name="T8">the L</text:span><text:span text:style-name="T9">ORD</text:span><text:span text:style-name="T8"> protects him and keeps him alive;</text:span></text:p>
            <text:p text:style-name="P5"><text:span text:style-name="T8">he is called blesséd in the land;</text:span></text:p>
            <text:p text:style-name="P5"><text:span text:style-name="T5"><text:s text:c="4"/></text:span><text:span text:style-name="T5">you do not give him up to the will of his </text:span></text:p>
            <text:p text:style-name="P5"><text:span text:style-name="T5"><text:s text:c="4"/></text:span><text:span text:style-name="T5">enemies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6" draw:layer="layout" svg:width="25.146cm" svg:height="6.263cm" svg:x="1.524cm" svg:y="0.508cm">
          <draw:text-box>
            <text:p text:style-name="P4"><text:span text:style-name="T10"><text:s/></text:span><text:span text:style-name="T11">3</text:span><text:span text:style-name="T4">The LORD sustains him on his sickbed;</text:span></text:p>
            <text:p text:style-name="P5"><text:span text:style-name="T5"><text:s text:c="4"/></text:span><text:span text:style-name="T5">in his illness you restore him to full health.</text:span></text:p>
            <text:p text:style-name="P4"><text:span text:style-name="T12">4</text:span><text:span text:style-name="T8">As for me, I said, “O LORD, be gracious to me;</text:span></text:p>
            <text:p text:style-name="P5"><text:span text:style-name="T5"><text:s text:c="4"/></text:span><text:span text:style-name="T5">heal me, for I have sinned against you!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6" draw:layer="layout" svg:width="25.146cm" svg:height="7.766cm" svg:x="1.524cm" svg:y="0.508cm">
          <draw:text-box>
            <text:p text:style-name="P4"><text:span text:style-name="T11">5</text:span><text:span text:style-name="T4">My enemies say of me in malice,</text:span></text:p>
            <text:p text:style-name="P5"><text:span text:style-name="T5"><text:s text:c="4"/>“</text:span><text:span text:style-name="T5">When will he die and his name perish?”</text:span></text:p>
            <text:p text:style-name="P4"><text:span text:style-name="T12">6</text:span><text:span text:style-name="T8">And when one comes to see me, he utters empty <text:s/></text:span></text:p>
            <text:p text:style-name="P4"><text:span text:style-name="T8"><text:s/></text:span><text:span text:style-name="T8">words, while his heart gathers iniquity;</text:span></text:p>
            <text:p text:style-name="P4"><text:span text:style-name="T5"><text:s text:c="5"/></text:span><text:span text:style-name="T5">when he goes out, he tells it abroa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10" draw:layer="layout" svg:width="25.146cm" svg:height="6.263cm" svg:x="1.524cm" svg:y="0.508cm">
          <draw:text-box>
            <text:p text:style-name="P8"><text:span text:style-name="T13">7</text:span><text:span text:style-name="T14">All who hate me whisper together about me;</text:span></text:p>
            <text:p text:style-name="P9"><text:span text:style-name="T15"><text:s text:c="4"/></text:span><text:span text:style-name="T15">they imagine the worst for me.</text:span></text:p>
            <text:p text:style-name="P8"><text:span text:style-name="T11">8</text:span><text:span text:style-name="T4">They say, “A deadly thing is poured out on him;</text:span></text:p>
            <text:p text:style-name="P9"><text:span text:style-name="T15"><text:s text:c="4"/></text:span><text:span text:style-name="T15">he will not rise again from where he lies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10" draw:layer="layout" svg:width="25.146cm" svg:height="7.766cm" svg:x="1.524cm" svg:y="0.508cm">
          <draw:text-box>
            <text:p text:style-name="P8"><text:span text:style-name="T11">9</text:span><text:span text:style-name="T4">Even my close friend in whom I trusted,</text:span></text:p>
            <text:p text:style-name="P9"><text:span text:style-name="T15"><text:s text:c="4"/></text:span><text:span text:style-name="T15">who ate my bread, has lifted his heel against </text:span></text:p>
            <text:p text:style-name="P9"><text:span text:style-name="T15"><text:s text:c="4"/></text:span><text:span text:style-name="T15">me.</text:span></text:p>
            <text:p text:style-name="P8"><text:span text:style-name="T12">10</text:span><text:span text:style-name="T8">But you, O LORD, be gracious to me,</text:span></text:p>
            <text:p text:style-name="P9"><text:span text:style-name="T5"><text:s text:c="5"/></text:span><text:span text:style-name="T5">and raise me up, that I may repay them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10" draw:layer="layout" svg:width="25.146cm" svg:height="6.35cm" svg:x="1.524cm" svg:y="0.508cm">
          <draw:text-box>
            <text:p text:style-name="P8"><text:span text:style-name="T11">11</text:span><text:span text:style-name="T4">By this I know that you delight in me:</text:span></text:p>
            <text:p text:style-name="P9"><text:span text:style-name="T15"><text:s text:c="5"/></text:span><text:span text:style-name="T15">my enemy will not shout in triumph over me.</text:span></text:p>
            <text:p text:style-name="P8"><text:span text:style-name="T12">12</text:span><text:span text:style-name="T8">But you have upheld me because of my integrity,</text:span></text:p>
            <text:p text:style-name="P8"><text:span text:style-name="T5"><text:s text:c="6"/></text:span><text:span text:style-name="T5">and set me in your presence forev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4" draw:text-style-name="P10" draw:layer="layout" svg:width="25.146cm" svg:height="6.263cm" svg:x="1.524cm" svg:y="0.508cm">
          <draw:text-box>
            <text:p text:style-name="P8"><text:span text:style-name="T3">13</text:span><text:span text:style-name="T4">Blessèd be the L</text:span><text:span text:style-name="T16">ORD</text:span><text:span text:style-name="T4">, the God of Israel,</text:span></text:p>
            <text:p text:style-name="P9"><text:span text:style-name="T15"><text:s text:c="5"/></text:span><text:span text:style-name="T15">from everlasting to everlasting!</text:span></text:p>
            <text:p text:style-name="P8"><text:span text:style-name="T15"><text:s text:c="6"/></text:span><text:span text:style-name="T15">Amen and Amen.</text:span></text:p>
            <text:p text:style-name="P8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" draw:text-style-name="P10" draw:layer="layout" svg:width="25.146cm" svg:height="7.766cm" svg:x="1.524cm" svg:y="0.508cm">
          <draw:text-box>
            <text:p text:style-name="P8"><text:span text:style-name="T17">C: Glory be to the Father and to the Son </text:span></text:p>
            <text:p text:style-name="P8"><text:span text:style-name="T17"><text:s text:c="4"/></text:span><text:span text:style-name="T17">and to the Holy Spirit; </text:span></text:p>
            <text:p text:style-name="P8"><text:span text:style-name="T17"><text:s text:c="4"/></text:span><text:span text:style-name="T17">as it was in the beginning,</text:span></text:p>
            <text:p text:style-name="P8"><text:span text:style-name="T17"><text:s text:c="4"/></text:span><text:span text:style-name="T17">is now, and will be forever. Amen.</text:span></text:p>
            <text:p text:style-name="P8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Segoe UI3" svg:font-family="'Segoe UI'" style:font-family-generic="swiss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15:45:36.814000000</meta:creation-date>
    <dc:date>2016-07-07T19:35:28.890000000</dc:date>
    <meta:editing-duration>PT23M50S</meta:editing-duration>
    <meta:editing-cycles>5</meta:editing-cycles>
    <meta:generator>LibreOffice/5.1.4.2$Windows_X86_64 LibreOffice_project/f99d75f39f1c57ebdd7ffc5f42867c12031db97a</meta:generator>
    <meta:document-statistic meta:object-count="48"/>
  </office:meta>
</office:document-meta>
</file>